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AF000000EC09E9EF76E00300DD.png" manifest:media-type="image/png"/>
  <manifest:file-entry manifest:full-path="Pictures/100002010000079E00000254870F03F998782A82.png" manifest:media-type="image/png"/>
  <manifest:file-entry manifest:full-path="Pictures/1000020100000321000001BC17AE5830388F2B2E.png" manifest:media-type="image/png"/>
  <manifest:file-entry manifest:full-path="Pictures/10000201000000AF000000ECE9F23F6DE5E44D0A.png" manifest:media-type="image/png"/>
  <manifest:file-entry manifest:full-path="Pictures/1000020100000321000001BC8703C5DD900FF1EA.png" manifest:media-type="image/png"/>
  <manifest:file-entry manifest:full-path="Pictures/100002010000079E0000025466DD65DA5EB0AF8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lwgMono" svg:font-family="TlwgMono"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Work Sans" svg:font-family="'Work Sans'" style:font-family-generic="swiss" style:font-pitch="variable"/>
    <style:font-face style:name="Work Sans1" svg:font-family="'Work Sans'" style:font-adornments="Normal" style:font-family-generic="swiss" style:font-pitch="variable"/>
    <style:font-face style:name="Work Sans Light1" svg:font-family="'Work Sans Light'" style:font-adornments="Light" style:font-family-generic="swiss" style:font-pitch="variable"/>
    <style:font-face style:name="Work Sans Light" svg:font-family="'Work Sans Light'" style:font-adornments="Maigre" style:font-family-generic="swiss" style:font-pitch="variable"/>
    <style:font-face style:name="Work Sans SemiBold" svg:font-family="'Work Sans SemiBold'" style:font-adornments="SemiBold"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Norm">
      <style:text-properties officeooo:paragraph-rsid="002c45fe"/>
    </style:style>
    <style:style style:name="P2" style:family="paragraph" style:parent-style-name="Norm">
      <style:text-properties officeooo:rsid="003e964c" officeooo:paragraph-rsid="003e964c"/>
    </style:style>
    <style:style style:name="P3" style:family="paragraph" style:parent-style-name="Norm">
      <style:text-properties officeooo:rsid="003f7685" officeooo:paragraph-rsid="003f7685"/>
    </style:style>
    <style:style style:name="P4" style:family="paragraph" style:parent-style-name="Norm">
      <style:text-properties officeooo:rsid="003f7685" officeooo:paragraph-rsid="00608ed7"/>
    </style:style>
    <style:style style:name="P5" style:family="paragraph" style:parent-style-name="Norm">
      <style:text-properties officeooo:rsid="003f7685" officeooo:paragraph-rsid="00612ccb"/>
    </style:style>
    <style:style style:name="P6" style:family="paragraph" style:parent-style-name="Norm">
      <style:text-properties officeooo:rsid="003f7685" officeooo:paragraph-rsid="00636f79"/>
    </style:style>
    <style:style style:name="P7" style:family="paragraph" style:parent-style-name="Norm">
      <style:text-properties officeooo:rsid="003f7685" officeooo:paragraph-rsid="00637ec2"/>
    </style:style>
    <style:style style:name="P8" style:family="paragraph" style:parent-style-name="Norm">
      <style:text-properties officeooo:rsid="00416688" officeooo:paragraph-rsid="00416688"/>
    </style:style>
    <style:style style:name="P9" style:family="paragraph" style:parent-style-name="Norm">
      <style:text-properties officeooo:rsid="00416688" officeooo:paragraph-rsid="00636f79"/>
    </style:style>
    <style:style style:name="P10" style:family="paragraph" style:parent-style-name="Norm">
      <style:text-properties officeooo:rsid="00416688" officeooo:paragraph-rsid="00637ec2"/>
    </style:style>
    <style:style style:name="P11" style:family="paragraph" style:parent-style-name="Norm">
      <style:text-properties officeooo:rsid="00435ac2" officeooo:paragraph-rsid="0043f7fc"/>
    </style:style>
    <style:style style:name="P12" style:family="paragraph" style:parent-style-name="Norm">
      <style:text-properties officeooo:rsid="00442afa" officeooo:paragraph-rsid="00442afa"/>
    </style:style>
    <style:style style:name="P13" style:family="paragraph" style:parent-style-name="Norm">
      <style:text-properties officeooo:rsid="00442afa" officeooo:paragraph-rsid="00636f79"/>
    </style:style>
    <style:style style:name="P14" style:family="paragraph" style:parent-style-name="Norm">
      <style:text-properties officeooo:rsid="0046bddb" officeooo:paragraph-rsid="0047020f"/>
    </style:style>
    <style:style style:name="P15" style:family="paragraph" style:parent-style-name="Norm">
      <style:text-properties officeooo:rsid="0046bddb" officeooo:paragraph-rsid="0048b0ef"/>
    </style:style>
    <style:style style:name="P16" style:family="paragraph" style:parent-style-name="Norm">
      <style:text-properties officeooo:rsid="0046bddb" officeooo:paragraph-rsid="004980b1"/>
    </style:style>
    <style:style style:name="P17" style:family="paragraph" style:parent-style-name="Norm">
      <style:text-properties officeooo:rsid="0046bddb" officeooo:paragraph-rsid="00636f79"/>
    </style:style>
    <style:style style:name="P18" style:family="paragraph" style:parent-style-name="Norm">
      <style:text-properties officeooo:paragraph-rsid="003e964c"/>
    </style:style>
    <style:style style:name="P19" style:family="paragraph" style:parent-style-name="Norm">
      <style:text-properties officeooo:paragraph-rsid="0043f7fc"/>
    </style:style>
    <style:style style:name="P20" style:family="paragraph" style:parent-style-name="Norm">
      <style:text-properties officeooo:paragraph-rsid="0048b0ef"/>
    </style:style>
    <style:style style:name="P21" style:family="paragraph" style:parent-style-name="Norm">
      <style:text-properties officeooo:paragraph-rsid="004980b1"/>
    </style:style>
    <style:style style:name="P22" style:family="paragraph" style:parent-style-name="Norm">
      <style:text-properties officeooo:paragraph-rsid="00636f79"/>
    </style:style>
    <style:style style:name="P23" style:family="paragraph" style:parent-style-name="Norm">
      <style:text-properties officeooo:paragraph-rsid="00637ec2"/>
    </style:style>
    <style:style style:name="P24" style:family="paragraph" style:parent-style-name="Titre2">
      <style:text-properties officeooo:paragraph-rsid="00636f79"/>
    </style:style>
    <style:style style:name="P25" style:family="paragraph" style:parent-style-name="Titre2">
      <style:paragraph-properties fo:margin-left="0cm" fo:margin-right="0cm" fo:text-indent="0cm" style:auto-text-indent="false"/>
      <style:text-properties officeooo:rsid="00416688" officeooo:paragraph-rsid="005a97f9"/>
    </style:style>
    <style:style style:name="P26" style:family="paragraph" style:parent-style-name="Titre1" style:list-style-name="Numbering_20_1">
      <style:text-properties officeooo:paragraph-rsid="00636f79"/>
    </style:style>
    <style:style style:name="P27" style:family="paragraph" style:parent-style-name="Titre1">
      <style:text-properties officeooo:paragraph-rsid="005a97f9"/>
    </style:style>
    <style:style style:name="P28" style:family="paragraph" style:parent-style-name="TitreLecon" style:master-page-name="PremierePage">
      <style:paragraph-properties style:page-number="auto"/>
      <style:text-properties officeooo:paragraph-rsid="003e410b"/>
    </style:style>
    <style:style style:name="T1" style:family="text">
      <style:text-properties officeooo:rsid="00442afa"/>
    </style:style>
    <style:style style:name="T2" style:family="text">
      <style:text-properties style:font-name="Work Sans1" officeooo:rsid="00442afa" style:font-size-asian="10.5pt"/>
    </style:style>
    <style:style style:name="T3" style:family="text">
      <style:text-properties style:font-name="Work Sans1" officeooo:rsid="0064c962" style:font-size-asian="10.5pt"/>
    </style:style>
    <style:style style:name="T4" style:family="text">
      <style:text-properties style:font-name="Work Sans1" officeooo:rsid="003e964c" style:font-size-asian="10.5pt"/>
    </style:style>
    <style:style style:name="T5" style:family="text">
      <style:text-properties style:font-name="Work Sans1" officeooo:rsid="00608ed7" style:font-size-asian="10.5pt"/>
    </style:style>
    <style:style style:name="T6" style:family="text">
      <style:text-properties style:font-name="Work Sans1" officeooo:rsid="0043f7fc" style:font-size-asian="10.5pt"/>
    </style:style>
    <style:style style:name="T7" style:family="text">
      <style:text-properties style:font-name="Work Sans1" officeooo:rsid="00612ccb" style:font-size-asian="10.5pt"/>
    </style:style>
    <style:style style:name="T8" style:family="text">
      <style:text-properties style:font-name="Work Sans1" officeooo:rsid="0046bddb" style:font-size-asian="10.5pt"/>
    </style:style>
    <style:style style:name="T9" style:family="text">
      <style:text-properties style:font-name="Work Sans1" officeooo:rsid="0048b0ef" style:font-size-asian="10.5pt"/>
    </style:style>
    <style:style style:name="T10" style:family="text">
      <style:text-properties style:font-name="Work Sans1" officeooo:rsid="00636f79" style:font-size-asian="10.5pt"/>
    </style:style>
    <style:style style:name="T11" style:family="text">
      <style:text-properties style:font-name="Work Sans1" officeooo:rsid="00637ec2" style:font-size-asian="10.5pt"/>
    </style:style>
    <style:style style:name="T12" style:family="text">
      <style:text-properties officeooo:rsid="00416688"/>
    </style:style>
    <style:style style:name="T13" style:family="text">
      <style:text-properties officeooo:rsid="0043f7fc"/>
    </style:style>
    <style:style style:name="T14" style:family="text">
      <style:text-properties style:text-underline-style="solid" style:text-underline-width="auto" style:text-underline-color="font-color" fo:font-weight="bold" officeooo:rsid="003e964c" style:font-weight-asian="bold" style:font-weight-complex="bold"/>
    </style:style>
    <style:style style:name="T15" style:family="text">
      <style:text-properties style:text-underline-style="solid" style:text-underline-width="auto" style:text-underline-color="font-color" fo:font-weight="bold" officeooo:rsid="00612ccb" style:font-weight-asian="bold" style:font-weight-complex="bold"/>
    </style:style>
    <style:style style:name="T16" style:family="text">
      <style:text-properties officeooo:rsid="0047020f"/>
    </style:style>
    <style:style style:name="T17" style:family="text">
      <style:text-properties officeooo:rsid="0048b0ef"/>
    </style:style>
    <style:style style:name="T18" style:family="text">
      <style:text-properties officeooo:rsid="004980b1"/>
    </style:style>
    <style:style style:name="T19" style:family="text">
      <style:text-properties officeooo:rsid="005a97f9"/>
    </style:style>
    <style:style style:name="T20" style:family="text">
      <style:text-properties officeooo:rsid="005c4bcd"/>
    </style:style>
    <style:style style:name="T21" style:family="text">
      <style:text-properties officeooo:rsid="00608ed7"/>
    </style:style>
    <style:style style:name="T22" style:family="text">
      <style:text-properties officeooo:rsid="003e410b"/>
    </style:style>
    <style:style style:name="T23" style:family="text">
      <style:text-properties fo:color="#2b2f71" style:font-name="Work Sans SemiBold" fo:font-size="22pt" style:text-underline-style="solid" style:text-underline-width="auto" style:text-underline-color="font-color" fo:font-weight="normal" officeooo:rsid="003e410b" style:font-size-asian="22pt" style:font-size-complex="22pt"/>
    </style:style>
    <style:style style:name="T24" style:family="text">
      <style:text-properties fo:color="#2b2f71" style:font-name="Work Sans SemiBold" fo:font-size="22pt" style:text-underline-style="solid" style:text-underline-width="auto" style:text-underline-color="font-color" fo:font-weight="normal" officeooo:rsid="00608ed7" style:font-size-asian="22pt" style:font-size-complex="22pt"/>
    </style:style>
    <style:style style:name="T25" style:family="text">
      <style:text-properties fo:color="#2b2f71" style:font-name="Work Sans SemiBold" fo:font-size="22pt" style:text-underline-style="solid" style:text-underline-width="auto" style:text-underline-color="font-color" fo:font-weight="normal" officeooo:rsid="0065da02" style:font-size-asian="22pt" style:font-size-complex="22pt"/>
    </style:style>
    <style:style style:name="T26" style:family="text">
      <style:text-properties fo:color="#2b2f71" style:font-name="Work Sans Light" fo:font-size="18pt" style:text-underline-style="solid" style:text-underline-width="auto" style:text-underline-color="font-color" fo:font-weight="250" officeooo:rsid="0027757c" style:font-size-asian="22pt" style:font-size-complex="22pt"/>
    </style:style>
    <style:style style:name="T27" style:family="text">
      <style:text-properties fo:color="#2b2f71" style:font-name="Work Sans Light" fo:font-size="18pt" style:text-underline-style="solid" style:text-underline-width="auto" style:text-underline-color="font-color" fo:font-weight="250" officeooo:rsid="00608ed7" style:font-size-asian="22pt" style:font-size-complex="22pt"/>
    </style:style>
    <style:style style:name="T28" style:family="text">
      <style:text-properties fo:color="#2b2f71" style:font-name="Work Sans Light" fo:font-size="18pt" style:text-underline-style="solid" style:text-underline-width="auto" style:text-underline-color="font-color" fo:font-weight="250" officeooo:rsid="00612ccb" style:font-size-asian="22pt" style:font-size-complex="22pt"/>
    </style:style>
    <style:style style:name="T29" style:family="text">
      <style:text-properties fo:color="#2b2f71" style:font-name="Work Sans Light" fo:font-size="18pt" style:text-underline-style="solid" style:text-underline-width="auto" style:text-underline-color="font-color" fo:font-weight="250" officeooo:rsid="00623e86" style:font-size-asian="22pt" style:font-size-complex="22pt"/>
    </style:style>
    <style:style style:name="T30" style:family="text">
      <style:text-properties fo:color="#2b2f71" style:font-name="Work Sans Light" fo:font-size="18pt" style:text-underline-style="solid" style:text-underline-width="auto" style:text-underline-color="font-color" fo:font-weight="250" officeooo:rsid="005a97f9" style:font-size-asian="10.5pt" style:font-size-complex="22pt"/>
    </style:style>
    <style:style style:name="T31" style:family="text">
      <style:text-properties fo:color="#2b2f71" style:font-name="Work Sans Light" fo:font-size="18pt" style:text-underline-style="solid" style:text-underline-width="auto" style:text-underline-color="font-color" fo:font-weight="250" officeooo:rsid="00636f79" style:font-size-asian="10.5pt" style:font-size-complex="22pt"/>
    </style:style>
    <style:style style:name="T32" style:family="text">
      <style:text-properties officeooo:rsid="003e964c"/>
    </style:style>
    <style:style style:name="T33" style:family="text">
      <style:text-properties style:text-underline-style="none" fo:font-weight="normal" officeooo:rsid="003e964c" style:font-weight-asian="normal" style:font-weight-complex="normal"/>
    </style:style>
    <style:style style:name="T34" style:family="text">
      <style:text-properties officeooo:rsid="00612ccb"/>
    </style:style>
    <style:style style:name="T35" style:family="text">
      <style:text-properties style:font-name="Work Sans" fo:font-weight="normal" officeooo:rsid="00612ccb" style:font-size-asian="10.5pt" style:font-weight-asian="normal" style:font-weight-complex="normal"/>
    </style:style>
    <style:style style:name="T36" style:family="text">
      <style:text-properties style:font-name="Work Sans" fo:font-weight="normal" officeooo:rsid="0043f7fc" style:font-weight-asian="normal" style:font-weight-complex="normal"/>
    </style:style>
    <style:style style:name="T37" style:family="text">
      <style:text-properties style:font-name="Work Sans" fo:font-size="14pt" fo:font-weight="bold" officeooo:rsid="001f2cd6" style:font-size-asian="16pt" style:font-weight-asian="bold" style:font-size-complex="16pt" style:font-weight-complex="bold"/>
    </style:style>
    <style:style style:name="T38" style:family="text">
      <style:text-properties style:font-name="Work Sans" fo:font-size="14pt" fo:font-weight="bold" officeooo:rsid="00612ccb" style:font-size-asian="16pt" style:font-weight-asian="bold" style:font-size-complex="16pt" style:font-weight-complex="bold"/>
    </style:style>
    <style:style style:name="T39" style:family="text">
      <style:text-properties style:font-name="Work Sans" officeooo:rsid="005a97f9"/>
    </style:style>
    <style:style style:name="T40" style:family="text">
      <style:text-properties style:font-name="Work Sans" fo:font-weight="250" officeooo:rsid="005a97f9" style:font-size-asian="10.5pt"/>
    </style:style>
    <style:style style:name="T41" style:family="text">
      <style:text-properties style:font-name="Work Sans" fo:font-weight="250" officeooo:rsid="00636f79" style:font-size-asian="10.5pt"/>
    </style:style>
    <style:style style:name="T42" style:family="text">
      <style:text-properties officeooo:rsid="0046bddb"/>
    </style:style>
    <style:style style:name="T43" style:family="text">
      <style:text-properties officeooo:rsid="00627454"/>
    </style:style>
    <style:style style:name="T44" style:family="text">
      <style:text-properties officeooo:rsid="00636f79"/>
    </style:style>
    <style:style style:name="T45" style:family="text">
      <style:text-properties officeooo:rsid="00637ec2"/>
    </style:style>
    <style:style style:name="T46" style:family="text">
      <style:text-properties style:font-name="TlwgMono" fo:font-size="11pt" fo:font-weight="normal" officeooo:rsid="00416688" fo:background-color="#e6e6ff" loext:char-shading-value="0" style:font-size-asian="10.5pt"/>
    </style:style>
    <style:style style:name="T47" style:family="text">
      <style:text-properties style:font-name="TlwgMono" fo:font-size="11pt" fo:font-weight="normal" officeooo:rsid="00637ec2" fo:background-color="#e6e6ff" loext:char-shading-value="0" style:font-size-asian="10.5pt"/>
    </style:style>
    <style:style style:name="T48" style:family="text">
      <style:text-properties style:font-name="TlwgMono" fo:font-size="11pt" fo:font-weight="normal" officeooo:rsid="00442afa" fo:background-color="#e6e6ff" loext:char-shading-value="0" style:font-size-asian="10.5pt"/>
    </style:style>
    <style:style style:name="T49" style:family="text">
      <style:text-properties officeooo:rsid="00661fdc"/>
    </style:style>
    <style:style style:name="T50" style:family="text">
      <style:text-properties style:font-name="Work Sans Light1" officeooo:rsid="005a97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2" fo:column-gap="0.3cm">
          <style:column-sep style:width="0.009cm" style:color="#000000" style:height="100%" style:style="dotted"/>
          <style:column style:rel-width="32767*" fo:start-indent="0cm" fo:end-indent="0.15cm"/>
          <style:column style:rel-width="32768*" fo:start-indent="0.15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text:span text:style-name="T22">Les </text:span><text:span text:style-name="T23">c</text:span><text:span text:style-name="T24">haînes de caractères </text:span><text:span text:style-name="T25">dans Python</text:span></text:h>
      <text:p text:style-name="P18"><text:span text:style-name="T4">U</text:span><text:span text:style-name="T5">ne chaîne de caractères est une structure de</text:span><text:span text:style-name="T21"> </text:span><text:span text:style-name="T14">données composites</text:span><text:span text:style-name="T33"> : </text:span><text:span text:style-name="T32"><text:s/>une chaîne de caractères est formée de plusieurs </text:span>valeurs simples que sont ses différents caractères. <text:span text:style-name="T34">Cette structure de données est dîtes </text:span><text:span text:style-name="T15">immutable,</text:span><text:span text:style-name="T34"> c’est à dire qu’il n’est pas possible de la modifier sur place (impossibilité de rajouter ou retirer des caractères). Pour modifier une chaîne existante, on en extrait les parties appropriées, et on recons</text:span>titue une nouvelle chaîne à l’aide de l’opération de concaténation.</text:p>
      <text:list xml:id="list3916018415" text:style-name="Numbering_20_1">
        <text:list-item>
          <text:h text:style-name="Titre1" text:outline-level="2">Déclaration d’une <text:span text:style-name="T21">chaîne de caractères</text:span></text:h>
        </text:list-item>
      </text:list>
      <text:p text:style-name="P18"><text:span text:style-name="T32">Sous Python, on </text:span><text:span text:style-name="T4">d</text:span><text:span text:style-name="T5">éclare une chaine de caractères enbordant le texte de guillemets (simple ou double quote)</text:span></text:p>
      <text:p text:style-name="P2"/>
      <text:p text:style-name="P3"><text:span text:style-name="Code">&gt;&gt;&gt;a=’</text:span><text:span text:style-name="Code"><text:span text:style-name="T21">Ceci est une chaine de caracteres’</text:span></text:span><text:span text:style-name="Code"><text:tab/><text:tab/></text:span></text:p>
      <text:p text:style-name="P3"><text:span text:style-name="Code">&gt;&gt;&gt;a<text:tab/><text:tab/><text:tab/><text:tab/><text:tab/><text:tab/><text:tab/><text:tab/><text:tab/></text:span></text:p>
      <text:p text:style-name="P4"><text:span text:style-name="Code">’</text:span><text:span text:style-name="Code"><text:span text:style-name="T21">Ceci est une chaine de caracteres’</text:span></text:span><text:span text:style-name="Code"><text:tab/><text:tab/><text:tab/></text:span></text:p>
      <text:p text:style-name="P2"/>
      <text:list xml:id="list145547907729781" text:continue-numbering="true" text:style-name="Numbering_20_1">
        <text:list-item>
          <text:h text:style-name="Titre1" text:outline-level="2">Accès aux <text:span text:style-name="T26">c</text:span><text:span text:style-name="T27">aractères d’une chaîne de caractères</text:span></text:h>
        </text:list-item>
      </text:list>
      <text:p text:style-name="P19"><text:span text:style-name="T6">P</text:span><text:span text:style-name="T5">uisqu’une chaîne de caractère est une donéne composite, il est possible d’accéder à chaque caractère la composant par son indice. Cette méthode d’accès est similaire à celle utilisée dans la manipulation de listes. </text:span><text:span text:style-name="T7">L</text:span><text:span text:style-name="T35">’</text:span><text:span text:style-name="T36">indice (ou index) </text:span><text:span text:style-name="T13">du caractère de la chaîne est défini entre crochets.</text:span></text:p>
      <text:p text:style-name="P11"/>
      <text:p text:style-name="P5"><text:span text:style-name="Code">&gt;</text:span><text:span text:style-name="Code"><text:span text:style-name="T1">&gt;&gt;</text:span></text:span><text:span text:style-name="Code">a=’</text:span><text:span text:style-name="Code"><text:span text:style-name="T21">Ceci est une chaine de caracteres’</text:span></text:span><text:span text:style-name="Code"><text:tab/><text:tab/><text:tab/></text:span></text:p>
      <text:p text:style-name="P8"><text:span text:style-name="Code">&gt;&gt;&gt;a[0]<text:tab/><text:tab/><text:tab/><text:tab/><text:tab/><text:tab/><text:tab/><text:tab/><text:tab/></text:span></text:p>
      <text:p text:style-name="P8"><text:span text:style-name="Code">‘</text:span><text:span text:style-name="Code"><text:span text:style-name="T34">C’</text:span></text:span><text:span text:style-name="Code"><text:tab/><text:tab/><text:tab/><text:tab/><text:tab/><text:tab/><text:tab/><text:tab/><text:tab/><text:tab/></text:span></text:p>
      <text:p text:style-name="P8"><text:span text:style-name="Code">&gt;&gt;&gt;a[6]<text:tab/><text:tab/><text:tab/><text:tab/><text:tab/><text:tab/><text:tab/><text:tab/><text:tab/></text:span></text:p>
      <text:p text:style-name="P8"><text:span text:style-name="Code">‘</text:span><text:span text:style-name="Code"><text:span text:style-name="T34">s’</text:span></text:span><text:span text:style-name="Code"><text:tab/><text:tab/><text:tab/><text:tab/><text:tab/><text:tab/><text:tab/><text:tab/><text:tab/><text:tab/></text:span></text:p>
      <text:p text:style-name="P8"><text:span text:style-name="Code">&gt;&gt;&gt;a[-1]<text:tab/><text:tab/><text:tab/><text:tab/><text:tab/><text:tab/><text:tab/><text:tab/><text:tab/></text:span></text:p>
      <text:p text:style-name="P12"><text:span text:style-name="Code">‘</text:span><text:span text:style-name="Code"><text:span text:style-name="T34">s’<text:tab/><text:tab/><text:tab/></text:span></text:span><text:span text:style-name="Code"><text:tab/><text:tab/><text:tab/><text:tab/><text:tab/><text:tab/><text:tab/></text:span></text:p>
      <text:h text:style-name="P25" text:outline-level="3"><text:span text:style-name="Code"/></text:h>
      <text:list xml:id="list145548120369089" text:continue-numbering="true" text:style-name="Numbering_20_1">
        <text:list-item>
          <text:h text:style-name="P26" text:outline-level="2"><text:span text:style-name="Reference"><text:span text:style-name="T19">Le balayage d’une </text:span></text:span><text:span text:style-name="Reference"><text:span text:style-name="T30">c</text:span></text:span><text:span text:style-name="Reference"><text:span text:style-name="T31">haîne de caractère</text:span></text:span></text:h>
        </text:list-item>
      </text:list>
      <text:p text:style-name="P22"><text:span text:style-name="Reference"><text:span text:style-name="T39">Le balayage d’une </text:span></text:span><text:span text:style-name="Reference"><text:span text:style-name="T40">c</text:span></text:span><text:span text:style-name="Reference"><text:span text:style-name="T41">haîne de caractère</text:span></text:span><text:span text:style-name="Reference"><text:span text:style-name="T39"> consiste à lire successivement l’ensemble des caractères qu’elle contient afin d’éventuellement opérer un traitement. Cette opération peut être réalisé avec une boucle for ayant la liste à balayer comme argument. Dans l’exemple suivant, la variable i prendra successivement les valeurs contenues dans le tableau. La boucle for sera donc exécutées 9 fois puisque la </text:span></text:span><text:span text:style-name="Reference"><text:span text:style-name="T40">c</text:span></text:span><text:span text:style-name="Reference"><text:span text:style-name="T41">haîne</text:span></text:span><text:span text:style-name="Reference"><text:span text:style-name="T39"> </text:span></text:span><text:span text:style-name="Reference"><text:span text:style-name="T50">a</text:span></text:span><text:span text:style-name="Reference"><text:span text:style-name="T39"> contient </text:span></text:span><text:span text:style-name="Reference"><text:span text:style-name="T40">9 </text:span></text:span><text:span text:style-name="Reference"><text:span text:style-name="T41">caractères</text:span></text:span><text:span text:style-name="Reference"><text:span text:style-name="T39">.</text:span></text:span></text:p>
      <text:section text:style-name="Sect1" text:name="Section3">
        <text:p text:style-name="P17"><text:span text:style-name="Code"><text:span text:style-name="T44">a</text:span></text:span><text:span text:style-name="Code">= ‘</text:span><text:span text:style-name="Code"><text:span text:style-name="T44">Ceci est ‘</text:span></text:span><text:span text:style-name="Code"><text:tab/><text:tab/></text:span></text:p>
        <text:p text:style-name="P17"><text:span text:style-name="Code"><text:span text:style-name="T20">for i in a :<text:tab/><text:tab/></text:span></text:span></text:p>
        <text:p text:style-name="P17"><text:span text:style-name="Code"><text:span text:style-name="T20"><text:tab/>print(i,end=’’)<text:tab/></text:span></text:span></text:p>
        <text:p text:style-name="P17"><text:span text:style-name="Code"/></text:p>
        <text:p text:style-name="P22"><text:span text:style-name="Norm"><text:tab/>est équivalent à →</text:span></text:p>
        <text:p text:style-name="P17"><text:span text:style-name="Code"/></text:p>
        <text:p text:style-name="P17"><text:soft-page-break/><text:span text:style-name="Code"><text:span text:style-name="T20">a</text:span></text:span><text:span text:style-name="Code">= ‘</text:span><text:span text:style-name="Code"><text:span text:style-name="T44">Ceci est ‘</text:span></text:span><text:span text:style-name="Code"><text:tab/><text:tab/><text:tab/></text:span></text:p>
        <text:p text:style-name="P17"><text:span text:style-name="Code"><text:span text:style-name="T20">for i in range(len(a)):<text:tab/></text:span></text:span></text:p>
        <text:p text:style-name="P17"><text:span text:style-name="Code"><text:span text:style-name="T20"><text:tab/>print(a[i],end=’’)<text:tab/></text:span></text:span></text:p>
      </text:section>
      <text:p text:style-name="P22"><text:span text:style-name="Reference"/></text:p>
      <text:p text:style-name="P22"><text:span text:style-name="Reference"/></text:p>
      <text:p text:style-name="P22"><text:span text:style-name="Reference"/></text:p>
      <text:list xml:id="list145547001012527" text:continue-numbering="true" text:style-name="Numbering_20_1">
        <text:list-item>
          <text:h text:style-name="Titre1" text:outline-level="2">Opération sur les <text:span text:style-name="T26">c</text:span><text:span text:style-name="T29">ha</text:span><text:span text:style-name="T28">înes de caractères</text:span></text:h>
        </text:list-item>
      </text:list>
      <text:section text:style-name="Sect2" text:name="Section1">
        <text:h text:style-name="Titre2" text:outline-level="3">Concaténation et duplication</text:h>
        <text:p text:style-name="P20"><text:span text:style-name="T42">Les </text:span><text:span text:style-name="T8">c</text:span><text:span text:style-name="T7">haînes de caractères</text:span><text:span text:style-name="T42"> supportent l’opérateur </text:span><text:span text:style-name="Reference"><text:span text:style-name="T42">+</text:span></text:span><text:span text:style-name="T42"> de concaténation, ainsi que l’opérateur</text:span><text:span text:style-name="Reference"><text:span text:style-name="T42"> * </text:span></text:span><text:span text:style-name="T42">pour la duplication :</text:span></text:p>
        <text:p text:style-name="P14"><text:span text:style-name="Code">&gt;&gt;&gt; a= ‘</text:span><text:span text:style-name="Code"><text:span text:style-name="T34">Ceci est une ’</text:span></text:span><text:span text:style-name="Code"><text:tab/><text:tab/><text:tab/></text:span></text:p>
        <text:p text:style-name="P14"><text:span text:style-name="Code">&gt;&gt;&gt; b= ‘</text:span><text:span text:style-name="Code"><text:span text:style-name="T34">chaine de caracteres’</text:span></text:span><text:span text:style-name="Code"><text:tab/><text:tab/></text:span></text:p>
        <text:p text:style-name="P14"><text:span text:style-name="Code"><text:span text:style-name="T16">&gt;</text:span></text:span><text:span text:style-name="Code">&gt;&gt; a+b<text:tab/><text:tab/><text:tab/><text:tab/><text:tab/><text:tab/></text:span></text:p>
        <text:p text:style-name="P14"><text:span text:style-name="Code">‘</text:span><text:span text:style-name="Code"><text:span text:style-name="T34">Ceci est une chaine de caracteres’</text:span></text:span><text:span text:style-name="Code"><text:tab/></text:span></text:p>
        <text:p text:style-name="P14"><text:span text:style-name="Code">&gt;&gt;&gt;a*</text:span><text:span text:style-name="Code"><text:span text:style-name="T34">2<text:tab/></text:span></text:span><text:span text:style-name="Code"><text:tab/><text:tab/><text:tab/><text:tab/><text:tab/></text:span></text:p>
        <text:p text:style-name="P14"><text:span text:style-name="Code">‘</text:span><text:span text:style-name="Code"><text:span text:style-name="T34">Ceci est une Ceci est une ’<text:tab/></text:span></text:span><text:span text:style-name="Code"><text:tab/></text:span></text:p>
        <text:p text:style-name="P14"/>
        <text:h text:style-name="Titre2" text:outline-level="3">Longueur d’une <text:span text:style-name="T37">c</text:span><text:span text:style-name="T38">haîne de caractères</text:span></text:h>
        <text:p text:style-name="P20"><text:span text:style-name="T17">La fonction </text:span><text:span text:style-name="Reference"><text:span text:style-name="T17">len() </text:span></text:span><text:span text:style-name="T17">permet de connaître la longueur d’une chaîne de carctères, c’est-à-dire le nombre d</text:span><text:span text:style-name="T9">e </text:span><text:span text:style-name="T7">caractères</text:span><text:span text:style-name="T17"> qu’elle contient.</text:span></text:p>
        <text:p text:style-name="P15"><text:span text:style-name="Code">&gt;&gt;&gt; a=’</text:span><text:span text:style-name="Code"><text:span text:style-name="T49">toi’</text:span></text:span><text:span text:style-name="Code"><text:tab/><text:tab/><text:tab/><text:tab/><text:tab/></text:span></text:p>
        <text:p text:style-name="P15"><text:span text:style-name="Code"><text:span text:style-name="T17">&gt;&gt;&gt; len(a)<text:tab/><text:tab/><text:tab/><text:tab/><text:tab/><text:tab/></text:span></text:span></text:p>
        <text:p text:style-name="P15"><text:span text:style-name="Code"><text:span text:style-name="T17">3<text:tab/><text:tab/><text:tab/></text:span></text:span><text:span text:style-name="Code"><text:tab/><text:tab/><text:tab/><text:tab/></text:span></text:p>
        <text:p text:style-name="P15"><text:span text:style-name="Code"/></text:p>
        <text:h text:style-name="Titre2" text:outline-level="3"><text:span text:style-name="Norm">Test de présence d’un </text:span><text:span text:style-name="Norm"><text:span text:style-name="T43">caractère</text:span></text:span></text:h>
        <text:p text:style-name="P16"><text:span text:style-name="Norm"><text:span text:style-name="T18">La présence d’un caractère peut être testée avec la commande </text:span></text:span><text:span text:style-name="Reference"><text:span text:style-name="T18">in</text:span></text:span></text:p>
        <text:p text:style-name="P16"><text:span text:style-name="Code">&gt;&gt;&gt;a </text:span><text:span text:style-name="Code"><text:span text:style-name="T43">= ‘Ceci est ‘</text:span></text:span><text:span text:style-name="Code"><text:tab/><text:tab/><text:tab/><text:tab/></text:span></text:p>
        <text:p text:style-name="P16"><text:span text:style-name="Code"><text:span text:style-name="T17">&gt;&gt;&gt;’C’ in a<text:tab/><text:tab/><text:tab/><text:tab/><text:tab/></text:span></text:span></text:p>
        <text:p text:style-name="P16"><text:span text:style-name="Code"><text:span text:style-name="T18">True<text:tab/><text:tab/><text:tab/><text:tab/><text:tab/><text:tab/><text:tab/></text:span></text:span></text:p>
        <text:p text:style-name="P16"><text:span text:style-name="Code"><text:span text:style-name="T18">&gt;&gt;&gt;’E’ in a<text:tab/><text:tab/><text:tab/><text:tab/><text:tab/></text:span></text:span></text:p>
        <text:p text:style-name="P21"><text:span text:style-name="Code"><text:span text:style-name="T18">False<text:tab/><text:tab/><text:tab/><text:tab/><text:tab/><text:tab/><text:tab/></text:span></text:span></text:p>
        <text:p text:style-name="P21"><text:span text:style-name="Code"/></text:p>
        <text:h text:style-name="P24" text:outline-level="3">Les tranches (slicing)</text:h>
        <text:p text:style-name="P22"><text:span text:style-name="T2">C</text:span><text:span text:style-name="T10">omme pour les listes, il est possible d’extraire une partie d’un</text:span><text:span text:style-name="T44">e chaîne de caractères en utilisant un indiçage construit sur le modèle [m:n+1] pour récupérer tous les éléments, du émième au énième (de l’élément m inclus à l’élément n+1 exclu).</text:span></text:p>
        <text:p text:style-name="P13"/>
        <text:p text:style-name="P6"><text:span text:style-name="Code">&gt;</text:span><text:span text:style-name="Code"><text:span text:style-name="T1">&gt;&gt; </text:span></text:span><text:span text:style-name="Code">a </text:span><text:span text:style-name="Code"><text:span text:style-name="T44">= ‘Ceci est ‘<text:tab/></text:span></text:span><text:span text:style-name="Code"><text:tab/><text:tab/><text:tab/></text:span></text:p>
        <text:p text:style-name="P9"><text:span text:style-name="Code">&gt;&gt;&gt; a[</text:span><text:span text:style-name="Code"><text:span text:style-name="T1">2</text:span></text:span><text:span text:style-name="Code">:</text:span><text:span text:style-name="Code"><text:span text:style-name="T1">4</text:span></text:span><text:span text:style-name="Code">]<text:tab/><text:tab/><text:tab/><text:tab/><text:tab/><text:tab/></text:span></text:p>
        <text:p text:style-name="P9"><text:span text:style-name="Code"><text:span text:style-name="T1">‘ci’<text:tab/><text:tab/><text:tab/><text:tab/><text:tab/><text:tab/><text:tab/></text:span></text:span></text:p>
        <text:p text:style-name="P9"><text:span text:style-name="Code">&gt;&gt;&gt; a[:3]<text:tab/><text:tab/><text:tab/><text:tab/><text:tab/><text:tab/></text:span></text:p>
        <text:p text:style-name="P9"><text:span text:style-name="Code">‘</text:span><text:span text:style-name="Code"><text:span text:style-name="T44">Cec’<text:tab/><text:tab/><text:tab/><text:tab/><text:tab/><text:tab/></text:span></text:span><text:span text:style-name="Code"><text:tab/></text:span></text:p>
        <text:p text:style-name="P9"><text:span text:style-name="Code"><text:span text:style-name="T1">&gt;&gt;&gt; a[:-4]<text:tab/><text:tab/><text:tab/><text:tab/><text:tab/><text:tab/></text:span></text:span></text:p>
        <text:p text:style-name="P9"><text:span text:style-name="Code"><text:span text:style-name="T1">‘Ceci ‘<text:tab/><text:tab/><text:tab/><text:tab/><text:tab/><text:tab/></text:span></text:span></text:p>
        <text:p text:style-name="P9"><text:span text:style-name="Code"/></text:p>
        <text:h text:style-name="Titre2" text:outline-level="3"><text:span text:style-name="Norm">Comparaison de chaines</text:span></text:h>
        <text:p text:style-name="Norm"><text:span text:style-name="Norm">Pour comparer des chaînes de caractères, on utilise l</text:span><text:span text:style-name="Norm"><text:span text:style-name="T45">es</text:span></text:span><text:span text:style-name="Norm"> </text:span><text:span text:style-name="Norm"><text:span text:style-name="T11">opérateurs</text:span></text:span><text:span text:style-name="Norm"> == et &lt;= cette dernière relation comparant deux chaînes pour l’ordre alphabétique.</text:span></text:p>
        <text:p text:style-name="P7"><text:span text:style-name="Code">&gt;</text:span><text:span text:style-name="Code"><text:span text:style-name="T1">&gt;&gt; </text:span></text:span><text:span text:style-name="Code">a </text:span><text:span text:style-name="Code"><text:span text:style-name="T44">= ‘Ceci est ‘<text:tab/></text:span></text:span><text:span text:style-name="Code"><text:tab/><text:tab/><text:tab/></text:span></text:p>
        <text:p text:style-name="P23"><text:span text:style-name="Code"><text:span text:style-name="T12">&gt;&gt;&gt; </text:span></text:span><text:span text:style-name="Code"><text:span text:style-name="T46">b </text:span></text:span><text:span text:style-name="Code"><text:span text:style-name="T47">= ‘Cebi est ‘</text:span></text:span><text:span text:style-name="Code"><text:span text:style-name="T12"><text:tab/><text:tab/><text:tab/><text:tab/></text:span></text:span></text:p>
        <text:p text:style-name="P10"><text:span text:style-name="Code">&gt;&gt;&gt; a </text:span><text:span text:style-name="Code"><text:span text:style-name="T45">== b<text:tab/></text:span></text:span><text:span text:style-name="Code"><text:tab/><text:tab/><text:tab/><text:tab/><text:tab/></text:span></text:p>
        <text:p text:style-name="P23"><text:span text:style-name="Code"><text:span text:style-name="T46">F</text:span></text:span><text:span text:style-name="Code"><text:span text:style-name="T47">alse</text:span></text:span><text:span text:style-name="Code"><text:span text:style-name="T45"><text:tab/><text:tab/><text:tab/><text:tab/><text:tab/><text:tab/><text:tab/></text:span></text:span></text:p>
        <text:p text:style-name="P23"><text:span text:style-name="Code"><text:span text:style-name="T1">&gt;&gt;&gt; </text:span></text:span><text:span text:style-name="Code"><text:span text:style-name="T48">b</text:span></text:span><text:span text:style-name="Code"><text:span text:style-name="T1"> </text:span></text:span><text:span text:style-name="Code"><text:span text:style-name="T47">&lt; a</text:span></text:span><text:span text:style-name="Code"><text:span text:style-name="T1"><text:tab/><text:tab/><text:tab/><text:tab/><text:tab/><text:tab/></text:span></text:span></text:p>
        <text:p text:style-name="P23"><text:span text:style-name="Code"><text:span text:style-name="T48">T</text:span></text:span><text:span text:style-name="Code"><text:span text:style-name="T47">rue<text:tab/><text:tab/><text:tab/></text:span></text:span><text:span text:style-name="Code"><text:span text:style-name="T45"><text:tab/><text:tab/><text:tab/><text:tab/></text:span></text:span></text:p>
        <text:p text:style-name="P23"><text:span text:style-name="Code"/></text:p>
        <text:p text:style-name="P23"><text:span text:style-name="Code"/></text:p>
        <text:p text:style-name="P23"><text:span text:style-name="Code"/></text:p>
      </text:section>
      <text:list xml:id="list145547369599734" text:continue-numbering="true" text:style-name="Numbering_20_1">
        <text:list-header>
          <text:h text:style-name="P27" text:outline-level="2"><text:span text:style-name="Code"/></text:h>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lwgMono" svg:font-family="TlwgMono"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Work Sans" svg:font-family="'Work Sans'" style:font-family-generic="swiss" style:font-pitch="variable"/>
    <style:font-face style:name="Work Sans1" svg:font-family="'Work Sans'" style:font-adornments="Normal" style:font-family-generic="swiss" style:font-pitch="variable"/>
    <style:font-face style:name="Work Sans Light1" svg:font-family="'Work Sans Light'" style:font-adornments="Light" style:font-family-generic="swiss" style:font-pitch="variable"/>
    <style:font-face style:name="Work Sans Light" svg:font-family="'Work Sans Light'" style:font-adornments="Maigre" style:font-family-generic="swiss" style:font-pitch="variable"/>
    <style:font-face style:name="Work Sans SemiBold" svg:font-family="'Work Sans SemiBold'" style:font-adornments="SemiBold"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reLecon" style:family="paragraph" style:parent-style-name="Standard" style:default-outline-level="1" style:list-style-name="">
      <style:paragraph-properties fo:margin-left="0cm" fo:margin-right="0cm" fo:margin-top="0cm" fo:margin-bottom="0.499cm" loext:contextual-spacing="false" fo:text-indent="0cm" style:auto-text-indent="false"/>
      <style:text-properties fo:color="#2b2f71" style:font-name="Work Sans SemiBold" fo:font-family="'Work Sans SemiBold'" style:font-style-name="SemiBold" style:font-family-generic="swiss" style:font-pitch="variable" fo:font-size="22pt" style:text-underline-style="solid" style:text-underline-width="auto" style:text-underline-color="font-color" fo:font-weight="normal" officeooo:rsid="0027757c" style:font-size-asian="22pt" style:font-size-complex="22pt"/>
    </style:style>
    <style:style style:name="Titre2" style:family="paragraph" style:parent-style-name="Standard" style:default-outline-level="3" style:list-style-name="">
      <style:paragraph-properties fo:margin-left="1cm" fo:margin-right="0cm" fo:margin-top="0cm" fo:margin-bottom="0.199cm" loext:contextual-spacing="false" fo:text-indent="0cm" style:auto-text-indent="false"/>
      <style:text-properties style:font-name="Work Sans" fo:font-family="'Work Sans'" style:font-family-generic="swiss" style:font-pitch="variable" fo:font-size="14pt" fo:font-weight="bold" officeooo:rsid="001f2cd6" style:font-size-asian="16pt" style:font-weight-asian="bold" style:font-size-complex="16pt" style:font-weight-complex="bold"/>
    </style:style>
    <style:style style:name="Titre1" style:family="paragraph" style:parent-style-name="TitreLecon" style:default-outline-level="2" style:list-style-name="Numbering_20_1">
      <style:paragraph-properties fo:margin-top="0.499cm" fo:margin-bottom="0.3cm" loext:contextual-spacing="false"/>
      <style:text-properties style:font-name="Work Sans Light" fo:font-family="'Work Sans Light'" style:font-style-name="Maigre" style:font-family-generic="swiss" style:font-pitch="variable" fo:font-size="18pt" fo:font-weight="250"/>
    </style:style>
    <style:style style:name="Norm" style:family="paragraph" style:parent-style-name="Standard" style:master-page-name="">
      <style:paragraph-properties fo:text-align="justify" style:justify-single-word="false" style:page-number="auto"/>
      <style:text-properties style:font-name="Work Sans1" fo:font-family="'Work Sans'" style:font-style-name="Normal" style:font-family-generic="swiss" style:font-pitch="variable" style:font-size-asian="10.5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Preformatted_20_Text" style:display-name="Preformatted Text" style:family="paragraph" style:parent-style-name="Standard" style:class="html"/>
    <style:style style:name="Numbering_20_Symbols" style:display-name="Numbering Symbols" style:family="text"/>
    <style:style style:name="Norm" style:family="text">
      <style:text-properties style:font-name="Work Sans1" fo:font-family="'Work Sans'" style:font-style-name="Normal" style:font-family-generic="swiss" style:font-pitch="variable" style:font-size-asian="10.5pt"/>
    </style:style>
    <style:style style:name="Gras" style:family="text" style:parent-style-name="Norm">
      <style:text-properties style:font-name="Work Sans SemiBold" fo:font-family="'Work Sans SemiBold'" style:font-style-name="SemiBold" style:font-family-generic="swiss" style:font-pitch="variable" fo:font-weight="600" style:font-size-asian="10.5pt"/>
    </style:style>
    <style:style style:name="Reference" style:family="text" style:parent-style-name="Norm">
      <style:text-properties style:font-name="Work Sans Light" fo:font-family="'Work Sans Light'" style:font-style-name="Maigre" style:font-family-generic="swiss" style:font-pitch="variable" fo:font-weight="250" style:font-size-asian="10.5pt"/>
    </style:style>
    <style:style style:name="Code" style:family="text">
      <style:text-properties style:font-name="TlwgMono" fo:font-family="TlwgMono" style:font-style-name="Normal" style:font-pitch="fixed" fo:font-size="13pt" fo:font-weight="normal" fo:background-color="#e6e6ff"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Puce1">
      <text:list-level-style-bullet text:level="1" text:style-name="Bullet_20_Symbols" text:bullet-char="✗">
        <style:list-level-properties text:list-level-position-and-space-mode="label-alignment">
          <style:list-level-label-alignment text:label-followed-by="space" fo:text-indent="-1.071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space" fo:text-indent="-1.706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space" fo:text-indent="-2.341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2.976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3.611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4.246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4.881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5.516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6.151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6.786cm" fo:margin-left="6.985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
      <style:text-properties officeooo:paragraph-rsid="002c45fe"/>
    </style:style>
    <style:style style:name="MT1" style:family="text">
      <style:text-properties officeooo:rsid="00442afa"/>
    </style:style>
    <style:style style:name="MT2" style:family="text">
      <style:text-properties style:font-name="Work Sans1" officeooo:rsid="00442afa" style:font-size-asian="10.5pt"/>
    </style:style>
    <style:style style:name="MT3" style:family="text">
      <style:text-properties style:font-name="Work Sans1" officeooo:rsid="0064c962" style:font-size-asian="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699cm" fo:margin-left="0cm" fo:margin-right="0cm" fo:margin-bottom="0.199cm" fo:background-color="transparent" style:dynamic-spacing="false" draw:fill="none" draw:fill-color="#729fcf"/>
      </style:header-style>
      <style:footer-style>
        <style:header-footer-properties fo:min-height="1.199cm" fo:margin-left="0cm" fo:margin-right="0cm" fo:margin-top="0.1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1.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199cm" fo:background-color="transparent" style:dynamic-spacing="false" draw:fill="none" draw:fill-color="#729fcf"/>
      </style:header-style>
      <style:footer-style>
        <style:header-footer-properties fo:min-height="1.6cm" fo:margin-left="0cm" fo:margin-right="0cm" fo:margin-top="0.3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1.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0.199cm"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1.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6cm" fo:margin-left="0cm" fo:margin-right="0cm" fo:margin-top="0.3cm" fo:background-color="transparent" style:dynamic-spacing="false" draw:fill="none" draw:fill-color="#729fcf"/>
      </style:footer-style>
    </style:page-layout>
  </office:automatic-styles>
  <office:master-styles>
    <style:master-page style:name="Standard" style:page-layout-name="Mpm1">
      <style:header>
        <text:p text:style-name="Header"><draw:frame draw:style-name="Mfr1" draw:name="Image5" text:anchor-type="paragraph" svg:x="0.093cm" svg:y="0.086cm" svg:width="1.716cm" svg:height="0.953cm" draw:z-index="0"><draw:image xlink:href="Pictures/1000020100000321000001BC8703C5DD900FF1EA.png" xlink:type="simple" xlink:show="embed" xlink:actuate="onLoad" loext:mime-type="image/png"/></draw:frame><draw:frame draw:style-name="Mfr2" draw:name="Image6" text:anchor-type="paragraph" svg:x="15.007cm" svg:y="0.009cm" svg:width="3.327cm" svg:height="1.018cm" draw:z-index="0"><draw:image xlink:href="Pictures/100002010000079E0000025466DD65DA5EB0AF81.png" xlink:type="simple" xlink:show="embed" xlink:actuate="onLoad" loext:mime-type="image/png"/></draw:frame></text:p>
        <text:p text:style-name="Header"/>
      </style:header>
      <style:footer>
        <text:p text:style-name="Footer"/>
      </style:footer>
    </style:master-page>
    <style:master-page style:name="PremierePage" style:page-layout-name="Mpm2">
      <style:header>
        <text:p text:style-name="Header"><draw:frame draw:style-name="Mfr1" draw:name="Image8" text:anchor-type="paragraph" svg:x="0.093cm" svg:y="0.086cm" svg:width="1.716cm" svg:height="0.953cm" draw:z-index="1"><draw:image xlink:href="Pictures/1000020100000321000001BC17AE5830388F2B2E.png" xlink:type="simple" xlink:show="embed" xlink:actuate="onLoad" loext:mime-type="image/png"/></draw:frame><draw:frame draw:style-name="Mfr2" draw:name="Image7" text:anchor-type="paragraph" svg:x="15.007cm" svg:y="0.009cm" svg:width="3.327cm" svg:height="1.018cm" draw:z-index="3"><draw:image xlink:href="Pictures/100002010000079E00000254870F03F998782A82.png" xlink:type="simple" xlink:show="embed" xlink:actuate="onLoad" loext:mime-type="image/png"/></draw:frame></text:p>
      </style:header>
      <style:footer>
        <text:p text:style-name="Norm"><draw:frame draw:style-name="Mfr1" draw:name="Image1" text:anchor-type="paragraph" svg:x="-0.026cm" svg:y="-0.021cm" svg:width="0.998cm" svg:height="1.346cm" draw:z-index="5"><draw:image xlink:href="Pictures/10000201000000AF000000EC09E9EF76E00300DD.png" xlink:type="simple" xlink:show="embed" xlink:actuate="onLoad" loext:mime-type="image/png"/></draw:frame><text:s text:c="9"/><text:span text:style-name="MT1">3-Les </text:span><text:span text:style-name="MT2">c</text:span><text:span text:style-name="MT3">haînes de caractères</text:span><text:span text:style-name="MT1"><text:tab/></text:span><text:tab/><text:tab/><text:tab/><text:tab/><text:tab/><text:tab/><text:tab/><text:tab/><text:page-number text:select-page="current">2</text:page-number>/<text:page-count>2</text:page-count></text:p>
      </style:footer>
    </style:master-page>
    <style:master-page style:name="PageInterieur" style:hidden="true" style:page-layout-name="Mpm3" style:next-style-name="PremierePage">
      <style:footer>
        <text:p text:style-name="Footer"/>
      </style:footer>
    </style:master-page>
    <style:master-page style:name="PageInterieure" style:page-layout-name="Mpm4">
      <style:footer>
        <text:p text:style-name="MP1"><draw:frame draw:style-name="Mfr1" draw:name="Image2" text:anchor-type="paragraph" svg:x="-0.026cm" svg:y="-0.021cm" svg:width="0.998cm" svg:height="1.346cm" draw:z-index="0"><draw:image xlink:href="Pictures/10000201000000AF000000ECE9F23F6DE5E44D0A.png" xlink:type="simple" xlink:show="embed" xlink:actuate="onLoad" loext:mime-type="image/png"/></draw:frame><text:s text:c="9"/><text:span text:style-name="MT1">3-Les listes<text:tab/><text:tab/></text:span><text:tab/><text:tab/><text:tab/><text:tab/><text:tab/><text:tab/><text:tab/><text:tab/><text:tab/><text:tab/><text:page-number text:select-page="current">0</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2T11:31:00.087613897</meta:creation-date>
    <dc:date>2021-05-25T14:55:46.499237811</dc:date>
    <meta:editing-duration>PT6H52M24S</meta:editing-duration>
    <meta:editing-cycles>46</meta:editing-cycles>
    <meta:generator>LibreOffice/6.0.7.3$Linux_X86_64 LibreOffice_project/00m0$Build-3</meta:generator>
    <meta:document-statistic meta:table-count="0" meta:image-count="6" meta:object-count="0" meta:page-count="2" meta:paragraph-count="65" meta:word-count="503" meta:character-count="3268" meta:non-whitespace-character-count="2567"/>
  </office:meta>
</office:document-meta>
</file>